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ystem" style:font-pitch="variable" style:name="DejaVu Sans Condensed" svg:font-family="'DejaVu Sans Condensed'"/>
  </office:font-face-decls>
  <office:automatic-styles>
    <style:style style:family="table-column" style:name="co1">
      <style:table-column-properties fo:break-before="auto" style:column-width="2.637cm"/>
    </style:style>
    <style:style style:family="table-column" style:name="co2">
      <style:table-column-properties fo:break-before="auto" style:column-width="7.366cm"/>
    </style:style>
    <style:style style:family="table-column" style:name="co3">
      <style:table-column-properties fo:break-before="auto" style:column-width="2.203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2.265cm"/>
    </style:style>
    <style:style style:family="table-column" style:name="co6">
      <style:table-column-properties fo:break-before="auto" style:column-width="2.304cm"/>
    </style:style>
    <style:style style:family="table-column" style:name="co7">
      <style:table-column-properties fo:break-before="auto" style:column-width="3.041cm"/>
    </style:style>
    <style:style style:family="table-column" style:name="co8">
      <style:table-column-properties fo:break-before="auto" style:column-width="4.009cm"/>
    </style:style>
    <style:style style:family="table-column" style:name="co9">
      <style:table-column-properties fo:break-before="auto" style:column-width="1.767cm"/>
    </style:style>
    <style:style style:family="table-column" style:name="co10">
      <style:table-column-properties fo:break-before="auto" style:column-width="2.267cm"/>
    </style:style>
    <style:style style:family="table-row" style:name="ro1">
      <style:table-row-properties fo:break-before="auto" style:row-height="0.947cm" style:use-optimal-row-height="true"/>
    </style:style>
    <style:style style:family="table-row" style:name="ro2">
      <style:table-row-properties fo:break-before="auto" style:row-height="0.499cm" style:use-optimal-row-height="false"/>
    </style:style>
    <style:style style:family="table-row" style:name="ro3">
      <style:table-row-properties fo:break-before="auto" style:row-height="0.512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family="table-cell" style:name="ce3" style:parent-style-name="Default">
      <style:text-properties fo:font-size="12pt" style:font-size-asian="12pt" style:font-size-complex="12pt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5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6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7" style:parent-style-name="Default">
      <style:table-cell-properties fo:border-bottom="none" fo:border-left="none" fo:border-right="none" fo:border-top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3" style:family="table-cell" style:name="ce9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10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3" style:family="table-cell" style:name="ce11" style:parent-style-name="Default">
      <style:table-cell-properties fo:border-bottom="none" fo:border-left="none" fo:border-right="none" fo:border-top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3" style:family="table-cell" style:name="ce1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3" style:family="table-cell" style:name="ce13" style:parent-style-name="Default">
      <style:table-cell-properties fo:border-bottom="none" fo:border-left="0.035cm solid #000000" fo:border-right="0.035cm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14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0" style:family="table-cell" style:name="ce16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7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8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1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family="table-cell" style:name="ce20" style:parent-style-name="Default">
      <style:text-properties fo:font-size="12pt"/>
    </style:style>
    <style:style style:data-style-name="N0" style:family="table-cell" style:name="ce21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22" style:parent-style-name="Default">
      <style:table-cell-properties fo:border="0.035cm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2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24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2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font-size-asian="12pt" style:font-size-complex="12pt" style:text-underline-style="none"/>
    </style:style>
    <style:style style:family="table-row" style:name="ab02c8c">
      <style:table-row-properties style:row-height="0.1965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ce4" table:style-name="co1"/>
        <table:table-column table:default-cell-style-name="ce8" table:style-name="co2"/>
        <table:table-column table:default-cell-style-name="ce12" table:style-name="co3"/>
        <table:table-column table:default-cell-style-name="ce12" table:style-name="co4"/>
        <table:table-column table:default-cell-style-name="ce19" table:style-name="co5"/>
        <table:table-column table:default-cell-style-name="ce12" table:style-name="co6"/>
        <table:table-column table:default-cell-style-name="ce4" table:style-name="co1"/>
        <table:table-column table:default-cell-style-name="ce12" table:style-name="co7"/>
        <table:table-column table:default-cell-style-name="ce19" table:style-name="co8"/>
        <table:table-column table:default-cell-style-name="ce20" table:number-columns-repeated="247" table:style-name="co9"/>
        <table:table-row table:style-name="ro1">
          <table:table-cell office:value-type="string" table:style-name="ce1">
            <text:p>DATA</text:p>
          </table:table-cell>
          <table:table-cell office:value-type="string" table:style-name="ce5">
            <text:p>NF - SERV. PROD. </text:p>
          </table:table-cell>
          <table:table-cell office:value-type="string" table:style-name="ce9">
            <text:p>R$</text:p>
          </table:table-cell>
          <table:table-cell table:style-name="ce13"/>
          <table:table-cell office:value-type="string" table:style-name="ce16">
            <text:p>PAGO</text:p>
          </table:table-cell>
          <table:table-cell office:value-type="string" table:style-name="ce9">
            <text:p>VALOR</text:p>
          </table:table-cell>
          <table:table-cell office:value-type="string" table:style-name="ce1">
            <text:p>DATA</text:p>
          </table:table-cell>
          <table:table-cell office:value-type="string" table:style-name="ce22">
            <text:p>SALDO DEVEDOR</text:p>
          </table:table-cell>
          <table:table-cell office:value-type="string" table:style-name="ce16">
            <text:p>OBS.:</text:p>
          </table:table-cell>
          <table:table-cell table:number-columns-repeated="247"/>
        </table:table-row>
        <table:table-row table:style-name="ro2">
          <table:table-cell office:date-value="2013-09-27" office:value-type="date" table:style-name="ce2">
            <text:p>27/09/2013</text:p>
          </table:table-cell>
          <table:table-cell office:value-type="string" table:style-name="ce6">
            <text:p>Mens. 09/2013 (A.C.)</text:p>
          </table:table-cell>
          <table:table-cell office:value="230.9" office:value-type="float" table:style-name="ce10">
            <text:p>230,90</text:p>
          </table:table-cell>
          <table:table-cell table:style-name="ce14"/>
          <table:table-cell office:value-type="string" table:style-name="ce17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30.9" office:value-type="float" table:formula="of:=[.C2]-[.F2]" table:style-name="ce23">
            <text:p>230,90</text:p>
          </table:table-cell>
          <table:table-cell table:style-name="ce24"/>
          <table:table-cell table:number-columns-repeated="247"/>
        </table:table-row>
        <table:table-row table:style-name="ro2">
          <table:table-cell office:date-value="2013-10-23" office:value-type="date" table:style-name="ce2">
            <text:p>23/10/2013</text:p>
          </table:table-cell>
          <table:table-cell office:value-type="string" table:style-name="ce6">
            <text:p>Mens. 10/2013 (A.C.)</text:p>
          </table:table-cell>
          <table:table-cell office:value="230.9" office:value-type="float" table:style-name="ce10">
            <text:p>230,90</text:p>
          </table:table-cell>
          <table:table-cell table:style-name="ce14"/>
          <table:table-cell office:value-type="string" table:style-name="ce17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30.9" office:value-type="float" table:formula="of:=[.C3]-[.F3]" table:style-name="ce23">
            <text:p>230,90</text:p>
          </table:table-cell>
          <table:table-cell table:style-name="ce24"/>
          <table:table-cell table:number-columns-repeated="247"/>
        </table:table-row>
        <table:table-row table:style-name="ro2">
          <table:table-cell office:date-value="2013-10-31" office:value-type="date" table:style-name="ce2">
            <text:p>31/10/2013</text:p>
          </table:table-cell>
          <table:table-cell office:value-type="string" table:style-name="ce6">
            <text:p>Decl. Simples Nac. ST/DA/2013</text:p>
          </table:table-cell>
          <table:table-cell office:value="30" office:value-type="float" table:style-name="ce10">
            <text:p>30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30" office:value-type="float" table:formula="of:=[.C4]-[.F4]" table:style-name="ce23">
            <text:p>30,0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3-11-21" office:value-type="date" table:style-name="ce2">
            <text:p>21/11/2013</text:p>
          </table:table-cell>
          <table:table-cell office:value-type="string" table:style-name="ce6">
            <text:p>Mens. 11/2013 (A.C.)</text:p>
          </table:table-cell>
          <table:table-cell office:value="205.9" office:value-type="float" table:style-name="ce10">
            <text:p>205,9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05.9" office:value-type="float" table:formula="of:=[.C5]-[.F5]" table:style-name="ce23">
            <text:p>205,9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3-12-23" office:value-type="date" table:style-name="ce2">
            <text:p>23/12/2013</text:p>
          </table:table-cell>
          <table:table-cell office:value-type="string" table:style-name="ce6">
            <text:p>Mens. 12/2013 (A.C.)</text:p>
          </table:table-cell>
          <table:table-cell office:value="230.9" office:value-type="float" table:style-name="ce10">
            <text:p>230,9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30.9" office:value-type="float" table:formula="of:=[.C6]-[.F6]" table:style-name="ce23">
            <text:p>230,9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1-24" office:value-type="date" table:style-name="ce2">
            <text:p>24/01/2014</text:p>
          </table:table-cell>
          <table:table-cell office:value-type="string" table:style-name="ce6">
            <text:p>Mens. 01/2015 (A.C.)</text:p>
          </table:table-cell>
          <table:table-cell office:value="200.9" office:value-type="float" table:style-name="ce10">
            <text:p>200,9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00.9" office:value-type="float" table:formula="of:=[.C7]-[.F7]" table:style-name="ce23">
            <text:p>200,9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2-26" office:value-type="date" table:style-name="ce2">
            <text:p>26/02/2014</text:p>
          </table:table-cell>
          <table:table-cell office:value-type="string" table:style-name="ce6">
            <text:p>Mens. 02/2014 (A.C.)</text:p>
          </table:table-cell>
          <table:table-cell office:value="195.9" office:value-type="float" table:style-name="ce10">
            <text:p>195,9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195.9" office:value-type="float" table:formula="of:=[.C8]-[.F8]" table:style-name="ce23">
            <text:p>195,9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3-31" office:value-type="date" table:style-name="ce2">
            <text:p>31/03/2014</text:p>
          </table:table-cell>
          <table:table-cell office:value-type="string" table:style-name="ce6">
            <text:p>Mens. 03/2014 (A.C.)</text:p>
          </table:table-cell>
          <table:table-cell office:value="240.9" office:value-type="float" table:style-name="ce10">
            <text:p>240,9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40.9" office:value-type="float" table:formula="of:=[.C9]-[.F9]" table:style-name="ce23">
            <text:p>240,9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4-29" office:value-type="date" table:style-name="ce2">
            <text:p>29/04/2014</text:p>
          </table:table-cell>
          <table:table-cell office:value-type="string" table:style-name="ce6">
            <text:p>Mens. 04/2014 (A.C.)</text:p>
          </table:table-cell>
          <table:table-cell office:value="210.9" office:value-type="float" table:style-name="ce10">
            <text:p>210,9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0.9" office:value-type="float" table:formula="of:=[.C10]-[.F10]" table:style-name="ce23">
            <text:p>210,9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5-28" office:value-type="date" table:style-name="ce2">
            <text:p>28/05/2014</text:p>
          </table:table-cell>
          <table:table-cell office:value-type="string" table:style-name="ce6">
            <text:p>Mens. 05/2014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11]-[.F11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6-26" office:value-type="date" table:style-name="ce2">
            <text:p>26/06/2014</text:p>
          </table:table-cell>
          <table:table-cell office:value-type="string" table:style-name="ce6">
            <text:p>Mens. 06/2014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12]-[.F12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6-26" office:value-type="date" table:style-name="ce2">
            <text:p>26/06/2014</text:p>
          </table:table-cell>
          <table:table-cell office:value-type="string" table:style-name="ce6">
            <text:p>Decl. RAIS / 2014 – Trabalhista</text:p>
          </table:table-cell>
          <table:table-cell office:value="30" office:value-type="float" table:style-name="ce10">
            <text:p>30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30" office:value-type="float" table:formula="of:=[.C13]-[.F13]" table:style-name="ce23">
            <text:p>30,0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7-23" office:value-type="date" table:style-name="ce2">
            <text:p>23/07/2014</text:p>
          </table:table-cell>
          <table:table-cell office:value-type="string" table:style-name="ce6">
            <text:p>Mens. 07/2014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14]-[.F14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8-26" office:value-type="date" table:style-name="ce2">
            <text:p>26/08/2014</text:p>
          </table:table-cell>
          <table:table-cell office:value-type="string" table:style-name="ce6">
            <text:p>Mens. 08/2014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15]-[.F15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09-25" office:value-type="date" table:style-name="ce2">
            <text:p>25/09/2014</text:p>
          </table:table-cell>
          <table:table-cell office:value-type="string" table:style-name="ce6">
            <text:p>Mens. 09/2014 (A.C.)</text:p>
          </table:table-cell>
          <table:table-cell office:value="247.6" office:value-type="float" table:style-name="ce10">
            <text:p>247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47.6" office:value-type="float" table:formula="of:=[.C16]-[.F16]" table:style-name="ce23">
            <text:p>247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10-28" office:value-type="date" table:style-name="ce2">
            <text:p>28/10/2014</text:p>
          </table:table-cell>
          <table:table-cell office:value-type="string" table:style-name="ce6">
            <text:p>Mens. 10/2014 (A.C.)</text:p>
          </table:table-cell>
          <table:table-cell office:value="222.6" office:value-type="float" table:style-name="ce10">
            <text:p>22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22.6" office:value-type="float" table:formula="of:=[.C17]-[.F17]" table:style-name="ce23">
            <text:p>22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10-31" office:value-type="date" table:style-name="ce2">
            <text:p>31/10/2014</text:p>
          </table:table-cell>
          <table:table-cell office:value-type="string" table:style-name="ce6">
            <text:p>Decl. Simples Nac. Ex.: 2014</text:p>
          </table:table-cell>
          <table:table-cell office:value="30" office:value-type="float" table:style-name="ce10">
            <text:p>30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30" office:value-type="float" table:formula="of:=[.C18]-[.F18]" table:style-name="ce23">
            <text:p>30,00</text:p>
          </table:table-cell>
          <table:table-cell office:value-type="string" table:style-name="ce24">
            <text:p>Estadual</text:p>
          </table:table-cell>
          <table:table-cell table:number-columns-repeated="247" table:style-name="ce25"/>
        </table:table-row>
        <table:table-row table:style-name="ro2">
          <table:table-cell office:date-value="2014-11-24" office:value-type="date" table:style-name="ce2">
            <text:p>24/11/2014</text:p>
          </table:table-cell>
          <table:table-cell office:value-type="string" table:style-name="ce6">
            <text:p>Decl. Simples Nac. DEFIS / 2014</text:p>
          </table:table-cell>
          <table:table-cell office:value="30" office:value-type="float" table:style-name="ce10">
            <text:p>30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30" office:value-type="float" table:formula="of:=[.C19]-[.F19]" table:style-name="ce23">
            <text:p>30,00</text:p>
          </table:table-cell>
          <table:table-cell office:value-type="string" table:style-name="ce24">
            <text:p>Federal</text:p>
          </table:table-cell>
          <table:table-cell table:number-columns-repeated="247" table:style-name="ce25"/>
        </table:table-row>
        <table:table-row table:style-name="ro2">
          <table:table-cell office:date-value="2014-11-24" office:value-type="date" table:style-name="ce2">
            <text:p>24/11/2014</text:p>
          </table:table-cell>
          <table:table-cell office:value-type="string" table:style-name="ce6">
            <text:p>Mens. 11/2014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20]-[.F20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4-12-23" office:value-type="date" table:style-name="ce2">
            <text:p>23/12/2014</text:p>
          </table:table-cell>
          <table:table-cell office:value-type="string" table:style-name="ce6">
            <text:p>Mens. 12/2014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21]-[.F21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1-22" office:value-type="date" table:style-name="ce2">
            <text:p>22/01/2015</text:p>
          </table:table-cell>
          <table:table-cell office:value-type="string" table:style-name="ce6">
            <text:p>Mens. 01/2015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22]-[.F22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2-25" office:value-type="date" table:style-name="ce2">
            <text:p>25/02/2015</text:p>
          </table:table-cell>
          <table:table-cell office:value-type="string" table:style-name="ce6">
            <text:p>Mens. 02/2015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23]-[.F23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3-20" office:value-type="date" table:style-name="ce2">
            <text:p>20/03/2015</text:p>
          </table:table-cell>
          <table:table-cell office:value-type="string" table:style-name="ce6">
            <text:p>DIRF 2015 - A.C. 2014</text:p>
          </table:table-cell>
          <table:table-cell office:value="40" office:value-type="float" table:style-name="ce10">
            <text:p>40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40" office:value-type="float" table:formula="of:=[.C24]-[.F24]" table:style-name="ce23">
            <text:p>40,0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3-27" office:value-type="date" table:style-name="ce2">
            <text:p>27/03/2015</text:p>
          </table:table-cell>
          <table:table-cell office:value-type="string" table:style-name="ce6">
            <text:p>Mens. 03/2015 (A.C.)</text:p>
          </table:table-cell>
          <table:table-cell office:value="212.6" office:value-type="float" table:style-name="ce10">
            <text:p>212,6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12.6" office:value-type="float" table:formula="of:=[.C25]-[.F25]" table:style-name="ce23">
            <text:p>212,6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4-28" office:value-type="date" table:style-name="ce2">
            <text:p>28/04/2015</text:p>
          </table:table-cell>
          <table:table-cell office:value-type="string" table:style-name="ce6">
            <text:p>Mens. 04/2015 (A.C.)</text:p>
          </table:table-cell>
          <table:table-cell office:value="232" office:value-type="float" table:style-name="ce10">
            <text:p>232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32" office:value-type="float" table:formula="of:=[.C26]-[.F26]" table:style-name="ce23">
            <text:p>232,0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5-26" office:value-type="date" table:style-name="ce2">
            <text:p>26/05/2015</text:p>
          </table:table-cell>
          <table:table-cell office:value-type="string" table:style-name="ce6">
            <text:p>Mens. 05/2015 (A.C.)</text:p>
          </table:table-cell>
          <table:table-cell office:value="232" office:value-type="float" table:style-name="ce10">
            <text:p>232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32" office:value-type="float" table:formula="of:=[.C27]-[.F27]" table:style-name="ce23">
            <text:p>232,00</text:p>
          </table:table-cell>
          <table:table-cell table:style-name="ce24"/>
          <table:table-cell table:number-columns-repeated="247" table:style-name="ce25"/>
        </table:table-row>
        <table:table-row table:style-name="ro2">
          <table:table-cell office:date-value="2015-06-25" office:value-type="date" table:style-name="ce2">
            <text:p>25/06/2015</text:p>
          </table:table-cell>
          <table:table-cell office:value-type="string" table:style-name="ce6">
            <text:p>Mens. 06/2015 (A.C.)</text:p>
          </table:table-cell>
          <table:table-cell office:value="222" office:value-type="float" table:style-name="ce10">
            <text:p>222,00</text:p>
          </table:table-cell>
          <table:table-cell table:style-name="ce14"/>
          <table:table-cell office:value-type="string" table:style-name="ce18">
            <text:p>não</text:p>
          </table:table-cell>
          <table:table-cell office:value="0" office:value-type="float" table:style-name="ce10">
            <text:p>-</text:p>
          </table:table-cell>
          <table:table-cell table:style-name="ce2"/>
          <table:table-cell office:value="222" office:value-type="float" table:formula="of:=[.C28]-[.F28]" table:style-name="ce23">
            <text:p>222,00</text:p>
          </table:table-cell>
          <table:table-cell table:style-name="ce24"/>
          <table:table-cell table:number-columns-repeated="247" table:style-name="ce25"/>
        </table:table-row>
        <table:table-row table:style-name="ab02c8c">
          <table:table-cell office:date-value="2015-07-24" office:value-type="date" table:style-name="ce2">
            <text:p>2015-07-24</text:p>
          </table:table-cell>
          <table:table-cell office:string-value="Mens. 07/2015 (A.C.)" office:value-type="string" table:style-name="ce6">
            <text:p>Mens. 07/2015 (A.C.)</text:p>
          </table:table-cell>
          <table:table-cell office:value="222.0" office:value-type="float" table:style-name="ce10">
            <text:p>222.0</text:p>
          </table:table-cell>
          <table:table-cell table:style-name="ce14"/>
          <table:table-cell office:string-value="não" office:value-type="string" table:style-name="ce18">
            <text:p>não</text:p>
          </table:table-cell>
          <table:table-cell office:value="0.0" office:value-type="float" table:style-name="ce10">
            <text:p>0.0</text:p>
          </table:table-cell>
          <table:table-cell office:string-value="" office:value-type="string" table:style-name="ce2">
            <text:p/>
          </table:table-cell>
          <table:table-cell table:formula="=C29-F29" table:style-name="ce23"/>
          <table:table-cell table:style-name="ce24"/>
          <table:table-cell table:number-columns-repeated="247" table:style-name="ce25"/>
        </table:table-row>
        <table:table-row table:style-name="ro2">
          <table:table-cell office:value-type="string" table:style-name="ce3">
            <text:p>Solicitamos regularização das mensalidades.</text:p>
          </table:table-cell>
          <table:table-cell table:style-name="ce7"/>
          <table:table-cell table:style-name="ce11"/>
          <table:table-cell table:number-columns-repeated="3" table:style-name="ce15"/>
          <table:table-cell office:value-type="string" table:style-name="ce21">
            <text:p>TOTAL</text:p>
          </table:table-cell>
          <table:table-cell office:value="4976.8" office:value-type="float" table:formula="=SUM(H2:H29)" table:style-name="ce9">
            <text:p>4.976,80</text:p>
          </table:table-cell>
          <table:table-cell table:style-name="ce16"/>
          <table:table-cell table:number-columns-repeated="247"/>
        </table:table-row>
        <table:table-row table:number-rows-repeated="3" table:style-name="ro3">
          <table:table-cell table:number-columns-repeated="3" table:style-name="Default"/>
          <table:table-cell table:number-columns-repeated="2" table:style-name="ce15"/>
          <table:table-cell table:number-columns-repeated="4" table:style-name="ce20"/>
          <table:table-cell table:number-columns-repeated="242"/>
          <table:table-cell table:number-columns-repeated="5" table:style-name="Default"/>
        </table:table-row>
        <table:table-row table:number-rows-repeated="31971" table:style-name="ro3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contains-header="false" table:name="__Anonymous_Sheet_DB__0" table:target-range-address="'Situação do Cliente'.A2:'Situação do Cliente'.AMJ4">
          <table:sort>
            <table:sort-by table:data-type="automatic"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ystem" style:font-pitch="variable" style:name="DejaVu Sans Condensed" svg:font-family="'DejaVu Sans Condensed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7P0" style:volatile="true">
      <number:currency-symbol number:country="BR" number:language="pt">R$</number:currency-symbol>
      <number:number number:decimal-places="2" number:grouping="true" number:min-integer-digits="1"/>
    </number:currency-style>
    <number:currency-style style:name="N107">
      <style:text-properties fo:color="#ff0000"/>
      <number:text>(</number:text>
      <number:currency-symbol number:country="BR" number:language="pt">R$</number:currency-symbol>
      <number:number number:decimal-places="2" number:grouping="true" number:min-integer-digits="1"/>
      <number:text>)</number:text>
      <style:map style:apply-style-name="N107P0" style:condition="value()&gt;=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grouping="true" number:min-integer-digits="1"/>
      <number:text> </number:text>
    </number:number-style>
    <number:number-style style:name="N116">
      <number:text>-</number:text>
      <number:number number:decimal-places="0" number:grouping="true" number:min-integer-digits="1"/>
      <number:text> </number:text>
      <style:map style:apply-style-name="N116P0" style:condition="value()&gt;=0"/>
    </number:number-style>
    <number:number-style style:name="N117P0" style:volatile="true">
      <number:number number:decimal-places="0" number:grouping="true" number:min-integer-digits="1"/>
      <number:text> </number:text>
    </number:number-style>
    <number:number-style style:name="N117">
      <style:text-properties fo:color="#ff0000"/>
      <number:text>-</number:text>
      <number:number number:decimal-places="0" number:grouping="true" number:min-integer-digits="1"/>
      <number:text> </number:text>
      <style:map style:apply-style-name="N117P0" style:condition="value()&gt;=0"/>
    </number:number-style>
    <number:number-style style:name="N119P0" style:volatile="true">
      <number:number number:decimal-places="2" number:grouping="true" number:min-integer-digits="1"/>
      <number:text> </number:text>
    </number:number-style>
    <number:number-style style:name="N119">
      <number:text>-</number:text>
      <number:number number:decimal-places="2" number:grouping="true" number:min-integer-digits="1"/>
      <number:text> </number:text>
      <style:map style:apply-style-name="N119P0" style:condition="value()&gt;=0"/>
    </number:number-style>
    <number:number-style style:name="N120P0" style:volatile="true">
      <number:number number:decimal-places="2" number:grouping="true" number:min-integer-digits="1"/>
      <number:text> </number:text>
    </number:number-style>
    <number:number-style style:name="N120">
      <style:text-properties fo:color="#ff0000"/>
      <number:text>-</number:text>
      <number:number number:decimal-places="2" number:grouping="true" number:min-integer-digits="1"/>
      <number:text> </number:text>
      <style:map style:apply-style-name="N120P0" style:condition="value()&gt;=0"/>
    </number:number-style>
    <number:time-style style:name="N121">
      <number:minutes number:style="long"/>
      <number:text>:</number:text>
      <number:seconds number:style="long"/>
    </number:time-style>
    <number:time-style number:truncate-on-overflow="false"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decimal-places="1" number:style="long"/>
    </number:time-style>
    <number:number-style style:name="N124">
      <number:scientific-number number:decimal-places="1" number:min-exponent-digits="1" number:min-integer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apply-style-name="N126P0" style:condition="value()&gt;=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apply-style-name="N127P0" style:condition="value()&gt;=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apply-style-name="N129P0" style:condition="value()&gt;0"/>
      <style:map style:apply-style-name="N129P1" style:condition="value()&lt;0"/>
    </number:number-style>
    <number:number-style style:name="N131P0" style:volatile="true">
      <number:number number:decimal-places="0" number:grouping="true" number:min-integer-digits="1"/>
    </number:number-style>
    <number:number-style style:name="N131P1" style:volatile="true">
      <number:text>(</number:text>
      <number:number number:decimal-places="0" number:grouping="true" number:min-integer-digits="1"/>
      <number:text>)</number:text>
    </number:number-style>
    <number:number-style style:name="N131">
      <number:text>-</number:text>
      <style:map style:apply-style-name="N131P0" style:condition="value()&gt;0"/>
      <style:map style:apply-style-name="N131P1" style:condition="value()&lt;0"/>
    </number:number-style>
    <number:number-style style:name="N133P0" style:volatile="true">
      <number:number number:decimal-places="2" number:grouping="true" number:min-integer-digits="1"/>
    </number:number-style>
    <number:number-style style:name="N133P1" style:volatile="true">
      <number:text>(</number:text>
      <number:number number:decimal-places="2" number:grouping="true" number:min-integer-digits="1"/>
      <number:text>)</number:text>
    </number:number-style>
    <number:number-style style:name="N133">
      <number:text>-</number:text>
      <number:number number:decimal-places="0" number:min-integer-digits="0"/>
      <style:map style:apply-style-name="N133P0" style:condition="value()&gt;0"/>
      <style:map style:apply-style-name="N133P1" style:condition="value()&lt;0"/>
    </number:number-style>
    <number:date-style style:name="N134">
      <number:month number:style="long"/>
      <number:text>/</number:text>
      <number:year number:style="long"/>
    </number:date-style>
    <number:number-style style:name="N136P0" style:volatile="true">
      <number:text>R$""""""""""""""""""""""""""""""""</number:text>
      <number:number number:decimal-places="0" number:grouping="true" number:min-integer-digits="1"/>
    </number:number-style>
    <number:number-style style:name="N136">
      <number:text>(R$""""""""""""""""""""""""""""""""</number:text>
      <number:number number:decimal-places="0" number:grouping="true" number:min-integer-digits="1"/>
      <number:text>)</number:text>
      <style:map style:apply-style-name="N136P0" style:condition="value()&gt;=0"/>
    </number:number-style>
    <number:number-style style:name="N137P0" style:volatile="true">
      <number:text>R$""""""""""""""""""""""""""""""""</number:text>
      <number:number number:decimal-places="0" number:grouping="true" number:min-integer-digits="1"/>
    </number:number-style>
    <number:number-style style:name="N137">
      <style:text-properties fo:color="#ff0000"/>
      <number:text>(R$""""""""""""""""""""""""""""""""</number:text>
      <number:number number:decimal-places="0" number:grouping="true" number:min-integer-digits="1"/>
      <number:text>)</number:text>
      <style:map style:apply-style-name="N137P0" style:condition="value()&gt;=0"/>
    </number:number-style>
    <number:number-style style:name="N139P0" style:volatile="true">
      <number:text>R$""""""""""""""""""""""""""""""""</number:text>
      <number:number number:decimal-places="2" number:grouping="true" number:min-integer-digits="1"/>
    </number:number-style>
    <number:number-style style:name="N139">
      <number:text>(R$""""""""""""""""""""""""""""""""</number:text>
      <number:number number:decimal-places="2" number:grouping="true" number:min-integer-digits="1"/>
      <number:text>)</number:text>
      <style:map style:apply-style-name="N139P0" style:condition="value()&gt;=0"/>
    </number:number-style>
    <number:number-style style:name="N140P0" style:volatile="true">
      <number:text>R$""""""""""""""""""""""""""""""""</number:text>
      <number:number number:decimal-places="2" number:grouping="true" number:min-integer-digits="1"/>
    </number:number-style>
    <number:number-style style:name="N140">
      <style:text-properties fo:color="#ff0000"/>
      <number:text>(R$""""""""""""""""""""""""""""""""</number:text>
      <number:number number:decimal-places="2" number:grouping="true" number:min-integer-digits="1"/>
      <number:text>)</number:text>
      <style:map style:apply-style-name="N140P0" style:condition="value()&gt;=0"/>
    </number:number-style>
    <number:number-style style:name="N142P0" style:volatile="true">
      <number:text>R$""""""""""""""""""""""""""""""""</number:text>
      <number:number number:decimal-places="0" number:grouping="true" number:min-integer-digits="1"/>
    </number:number-style>
    <number:number-style style:name="N142P1" style:volatile="true">
      <number:text>R$(""""""""""""""""""""""""""""""""</number:text>
      <number:number number:decimal-places="0" number:grouping="true" number:min-integer-digits="1"/>
      <number:text>)</number:text>
    </number:number-style>
    <number:number-style style:name="N142">
      <number:text>R$-""""""""""""""""""""""""""""""""</number:text>
      <style:map style:apply-style-name="N142P0" style:condition="value()&gt;0"/>
      <style:map style:apply-style-name="N142P1" style:condition="value()&lt;0"/>
    </number:number-style>
    <number:number-style style:name="N144P0" style:volatile="true">
      <number:text>R$""""""""""""""""""""""""""""""""</number:text>
      <number:number number:decimal-places="2" number:grouping="true" number:min-integer-digits="1"/>
    </number:number-style>
    <number:number-style style:name="N144P1" style:volatile="true">
      <number:text>R$(""""""""""""""""""""""""""""""""</number:text>
      <number:number number:decimal-places="2" number:grouping="true" number:min-integer-digits="1"/>
      <number:text>)</number:text>
    </number:number-style>
    <number:number-style style:name="N144">
      <number:text>R$-""""""""""""""""""""""""""""""""</number:text>
      <number:number number:decimal-places="0" number:min-integer-digits="0"/>
      <style:map style:apply-style-name="N144P0" style:condition="value()&gt;0"/>
      <style:map style:apply-style-name="N144P1" style:condition="value()&lt;0"/>
    </number:number-style>
    <number:number-style style:name="N145P0" style:volatile="true">
      <number:number number:min-integer-digits="1"/>
      <number:text/>
    </number:number-style>
    <number:number-style style:name="N145P1" style:volatile="true">
      <number:number number:min-integer-digits="1"/>
      <number:text/>
    </number:number-style>
    <number:number-style style:name="N145">
      <number:text>- DM""""""""""""""""""""""""""""""""""""""""""""""""""</number:text>
      <style:map style:apply-style-name="N145P0" style:condition="value()&gt;0"/>
      <style:map style:apply-style-name="N145P1" style:condition="value()&lt;0"/>
    </number:number-style>
    <number:number-style style:name="N147P0" style:volatile="true">
      <number:number number:decimal-places="0" number:grouping="true" number:min-integer-digits="1"/>
      <number:text> </number:text>
    </number:number-style>
    <number:number-style style:name="N147P1" style:volatile="true">
      <number:text>-</number:text>
      <number:number number:decimal-places="0" number:grouping="true" number:min-integer-digits="1"/>
      <number:text> </number:text>
    </number:number-style>
    <number:number-style style:name="N147">
      <number:text>- </number:text>
      <style:map style:apply-style-name="N147P0" style:condition="value()&gt;0"/>
      <style:map style:apply-style-name="N147P1" style:condition="value()&lt;0"/>
    </number:number-style>
    <number:number-style style:name="N148P0" style:volatile="true">
      <number:number number:min-integer-digits="1"/>
      <number:text/>
    </number:number-style>
    <number:number-style style:name="N148P1" style:volatile="true">
      <number:number number:min-integer-digits="1"/>
      <number:text/>
    </number:number-style>
    <number:number-style style:name="N148">
      <number:text>-</number:text>
      <number:number number:decimal-places="0" number:min-integer-digits="0"/>
      <number:text> DM"""""""""""""""""""""""""""""""""""""""""""""""""</number:text>
      <style:map style:apply-style-name="N148P0" style:condition="value()&gt;0"/>
      <style:map style:apply-style-name="N148P1" style:condition="value()&lt;0"/>
    </number:number-style>
    <number:number-style style:name="N150P0" style:volatile="true">
      <number:number number:decimal-places="2" number:grouping="true" number:min-integer-digits="1"/>
      <number:text> </number:text>
    </number:number-style>
    <number:number-style style:name="N150P1" style:volatile="true">
      <number:text>-</number:text>
      <number:number number:decimal-places="2" number:grouping="true" number:min-integer-digits="1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apply-style-name="N150P0" style:condition="value()&gt;0"/>
      <style:map style:apply-style-name="N150P1" style:condition="value()&lt;0"/>
    </number:number-style>
    <number:percentage-style style:name="N151">
      <number:number number:decimal-places="1" number:min-integer-digits="1"/>
      <number:text>%</number:text>
    </number:percentage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035cm solid #000000"/>
    </style:style>
    <style:style style:family="table-cell" style:name="Separador" style:parent-style-name="Tabela">
      <style:table-cell-properties fo:background-color="transparent" fo:border-bottom="none" fo:border-left="0.035cm solid #000000" fo:border-right="0.035cm solid #000000" fo:border-top="none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font-size="12pt" fo:font-style="normal" fo:font-weight="bold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4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6-25">25/06/2015</text:date></text:span><text:span text:style-name="MT2"> - </text:span><text:span text:style-name="MT2"><text:time>17:03:26</text:time></text:span><text:span text:style-name="MT2"> </text:span></text:p>
        </style:region-center>
        <style:region-right>
          <text:p><text:span text:style-name="MT3">Sandra Cássia Silva Wnitski - ME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Sandra Cássia Silva Wnitski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25/06/2015</text:date>, <text:time>17:03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3:12:31</meta:creation-date>
    <dc:date>2015-06-25T17:03:26</dc:date>
    <meta:print-date>2014-03-31T11:58:01.458673254</meta:print-date>
    <dc:language>pt-PT</dc:language>
    <meta:editing-cycles>468</meta:editing-cycles>
    <meta:editing-duration>PT14H46M6S</meta:editing-duration>
    <dc:creator>Carlos Augusto Marcicano</dc:creator>
    <meta:document-statistic meta:table-count="1" meta:cell-count="175" meta:object-count="0"/>
    <meta:user-defined meta:name="Info 0"/>
    <meta:user-defined meta:name="Info 1"/>
    <meta:user-defined meta:name="Info 2"/>
    <meta:user-defined meta:name="Info 3"/>
  </office:meta>
</office:document-meta>
</file>